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3.7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="0.0694in" fo:border="none"/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.028in" fo:margin-bottom="0.028in" loext:contextual-spacing="false" fo:line-height="8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028in" fo:margin-bottom="0.028in" loext:contextual-spacing="false" fo:line-height="8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in"/>
        </style:tab-stops>
      </style:paragraph-properties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list-style-name="WWNum2">
      <style:paragraph-properties fo:margin-left="2.5in" fo:margin-right="0in" fo:margin-top="0.028in" fo:margin-bottom="0.028in" loext:contextual-spacing="false" fo:line-height="80%" fo:text-indent="-0.25in" style:auto-text-indent="false">
        <style:tab-stops>
          <style:tab-stop style:position="2in"/>
        </style:tab-stops>
      </style:paragraph-properties>
    </style:style>
    <style:style style:name="P9" style:family="paragraph" style:parent-style-name="Standard" style:list-style-name="WWNum3">
      <style:paragraph-properties fo:margin-left="2.5in" fo:margin-right="0in" fo:margin-top="0.028in" fo:margin-bottom="0in" loext:contextual-spacing="false" fo:line-height="80%" fo:text-indent="-0.25in" style:auto-text-indent="false">
        <style:tab-stops>
          <style:tab-stop style:position="2in"/>
        </style:tab-stops>
      </style:paragraph-properties>
    </style:style>
    <style:style style:name="P10" style:family="paragraph" style:parent-style-name="Standard" style:list-style-name="WWNum3">
      <style:paragraph-properties fo:margin-left="2.5in" fo:margin-right="0in" fo:margin-top="0in" fo:margin-bottom="0in" loext:contextual-spacing="false" fo:line-height="80%" fo:text-indent="-0.25in" style:auto-text-indent="false">
        <style:tab-stops>
          <style:tab-stop style:position="2in"/>
        </style:tab-stops>
      </style:paragraph-properties>
    </style:style>
    <style:style style:name="P11" style:family="paragraph" style:parent-style-name="Standard" style:list-style-name="WWNum3">
      <style:paragraph-properties fo:margin-left="2.5in" fo:margin-right="0in" fo:margin-top="0in" fo:margin-bottom="0.028in" loext:contextual-spacing="false" fo:line-height="80%" fo:text-indent="-0.25in" style:auto-text-indent="false">
        <style:tab-stops>
          <style:tab-stop style:position="2in"/>
        </style:tab-stops>
      </style:paragraph-properties>
    </style:style>
    <style:style style:name="P12" style:family="paragraph" style:parent-style-name="Standard" style:list-style-name="WWNum3">
      <style:paragraph-properties fo:margin-left="2.5in" fo:margin-right="0in" fo:margin-top="0.028in" fo:margin-bottom="0in" loext:contextual-spacing="false" fo:line-height="80%" fo:text-align="start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2in"/>
        </style:tab-stops>
      </style:paragraph-properties>
    </style:style>
    <style:style style:name="P13" style:family="paragraph" style:parent-style-name="Standard" style:list-style-name="WWNum3">
      <style:paragraph-properties fo:margin-left="2.5in" fo:margin-right="0in" fo:margin-top="0in" fo:margin-bottom="0in" loext:contextual-spacing="false" fo:line-height="80%" fo:text-align="start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2in"/>
        </style:tab-stops>
      </style:paragraph-properties>
    </style:style>
    <style:style style:name="P14" style:family="paragraph" style:parent-style-name="Standard" style:list-style-name="WWNum3">
      <style:paragraph-properties fo:margin-left="2.5in" fo:margin-right="0in" fo:margin-top="0in" fo:margin-bottom="0.028in" loext:contextual-spacing="false" fo:line-height="80%" fo:text-align="start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2in"/>
        </style:tab-stops>
      </style:paragraph-properties>
    </style:style>
    <style:style style:name="P15" style:family="paragraph" style:parent-style-name="Standard">
      <style:paragraph-properties fo:margin-left="0in" fo:margin-right="0in" fo:margin-top="0.028in" fo:margin-bottom="0.028in" loext:contextual-spacing="false" fo:line-height="8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in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top="0.028in" fo:margin-bottom="0.028in" loext:contextual-spacing="false" fo:line-height="80%">
        <style:tab-stops>
          <style:tab-stop style:position="2in"/>
        </style:tab-stops>
      </style:paragraph-properties>
    </style:style>
    <style:style style:name="P17" style:family="paragraph" style:parent-style-name="Standard">
      <style:paragraph-properties fo:margin-top="0.028in" fo:margin-bottom="0.028in" loext:contextual-spacing="false" fo:line-height="80%">
        <style:tab-stops>
          <style:tab-stop style:position="2in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Standard" style:master-page-name="Standard">
      <style:paragraph-properties style:page-number="1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5pt" style:font-size-asian="15pt" style:font-size-complex="1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28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John Michael Mayo</text:span></text:p>
          </table:table-cell>
          <table:table-cell table:style-name="Table1.B1" office:value-type="string">
            <text:p text:style-name="P2"><text:span text:style-name="T2">551 579 9650</text:span></text:p>
            <text:p text:style-name="P2"><text:span text:style-name="T2">jmnaze123work@gmail.com</text:span></text:p>
            <text:p text:style-name="P2"><text:span text:style-name="T2">11 Highview Avenue</text:span></text:p>
            <text:p text:style-name="P2"><text:span text:style-name="T2">Woodcliff Lake, NJ 07677</text:span></text:p>
          </table:table-cell>
        </table:table-row>
      </table:table>
      <text:p text:style-name="P3"><text:span text:style-name="T4">SKILLS</text:span><draw:rect text:anchor-type="as-char" style:rel-width="100%" draw:z-index="0" draw:style-name="gr1" draw:text-style-name="P19" svg:width="0.0012in" svg:height="0.0213in"><text:p/></draw:rect></text:p>
      <text:p text:style-name="Standard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list xml:id="list4223341273" text:style-name="WWNum1">
              <text:list-item>
                <text:p text:style-name="P5"><text:span text:style-name="T2">Python, Bash</text:span></text:p>
              </text:list-item>
              <text:list-item>
                <text:p text:style-name="P5"><text:span text:style-name="T2">HTML, CSS, JavaScript </text:span></text:p>
              </text:list-item>
              <text:list-item>
                <text:p text:style-name="P5"><text:span text:style-name="T2">Java, C++</text:span></text:p>
              </text:list-item>
              <text:list-item>
                <text:p text:style-name="P5"><text:span text:style-name="T2">GitHub, Linux, SSH, FTP, VMs</text:span></text:p>
              </text:list-item>
            </text:list>
          </table:table-cell>
          <table:table-cell table:style-name="Table2.A1" office:value-type="string">
            <text:list xml:id="list4067794116" text:style-name="WWNum4">
              <text:list-item>
                <text:p text:style-name="P6"><text:span text:style-name="T2">Critical Thinking</text:span></text:p>
              </text:list-item>
              <text:list-item>
                <text:p text:style-name="P6"><text:span text:style-name="T2">Time Management</text:span></text:p>
              </text:list-item>
              <text:list-item>
                <text:p text:style-name="P6"><text:span text:style-name="T2">Creativity</text:span></text:p>
              </text:list-item>
              <text:list-item>
                <text:p text:style-name="P6"><text:span text:style-name="T2">Innovation</text:span></text:p>
              </text:list-item>
            </text:list>
          </table:table-cell>
          <table:table-cell table:style-name="Table2.A1" office:value-type="string">
            <text:list xml:id="list133218233831455" text:continue-numbering="true" text:style-name="WWNum4">
              <text:list-item>
                <text:p text:style-name="P7"><text:span text:style-name="T2">Emotional Intelligence</text:span></text:p>
              </text:list-item>
              <text:list-item>
                <text:p text:style-name="P7"><text:span text:style-name="T2">Growth Mindset</text:span></text:p>
              </text:list-item>
              <text:list-item>
                <text:p text:style-name="P7"><text:span text:style-name="T2">Culture Awareness</text:span></text:p>
              </text:list-item>
              <text:list-item>
                <text:p text:style-name="P7"><text:span text:style-name="T2">Leadership</text:span></text:p>
              </text:list-item>
            </text:list>
          </table:table-cell>
        </table:table-row>
      </table:table>
      <text:p text:style-name="P3"/>
      <text:p text:style-name="P3"><text:span text:style-name="T4">EDUCATION</text:span><draw:rect text:anchor-type="as-char" style:rel-width="100%" draw:z-index="1" draw:style-name="gr1" draw:text-style-name="P19" svg:width="0.0012in" svg:height="0.0213in"><text:p/></draw:rect></text:p>
      <text:p text:style-name="P4"><text:span text:style-name="T2">Graduating 12/2024<text:tab/></text:span><text:span text:style-name="T3">Bachelor of Science in Computer Science</text:span></text:p>
      <text:p text:style-name="P4"><text:span text:style-name="T2"><text:tab/>New Jersey Institute of Technology Ying Wu College of Computing - Newark, NJ</text:span></text:p>
      <text:p text:style-name="P4"><text:span text:style-name="T2"><text:tab/>CGPA: 3.2</text:span></text:p>
      <text:p text:style-name="P4"><text:span text:style-name="T2"><text:tab/>Relevant Coursework:</text:span></text:p>
      <text:list xml:id="list1799093890" text:style-name="WWNum2">
        <text:list-item>
          <text:p text:style-name="P8">Operating Systems | Programming Language Concepts | Networks | Database System Design &amp; Management | Data Science | Cyber Security | Artificial Intelligence | Calculus I &amp; II | Statistics | Physics I &amp; II | Effective Communication | Professional Development | Computers Society &amp; Ethics</text:p>
        </text:list-item>
      </text:list>
      <text:p text:style-name="P3"><text:span text:style-name="T4">EXPERIENCE</text:span><draw:rect text:anchor-type="as-char" style:rel-width="100%" draw:z-index="2" draw:style-name="gr1" draw:text-style-name="P19" svg:width="0.0012in" svg:height="0.0213in"><text:p/></draw:rect></text:p>
      <text:p text:style-name="P4"><text:span text:style-name="T2">04/2023 - Present<text:tab/></text:span><text:span text:style-name="T3">Vice President</text:span><text:span text:style-name="T2">, NJIT Motorsports Club - Newark, NJ</text:span></text:p>
      <text:list xml:id="list3511066511" text:style-name="WWNum3">
        <text:list-item>
          <text:p text:style-name="P12"><text:span text:style-name="T2">Successfully started a new club by gaining 170 members within 3 weeks of starting</text:span></text:p>
        </text:list-item>
        <text:list-item>
          <text:p text:style-name="P13"><text:span text:style-name="T2">Planned and executed 1 to 2 events every week for our members to network</text:span></text:p>
        </text:list-item>
        <text:list-item>
          <text:p text:style-name="P14"><text:span text:style-name="T2">Created an inviting and safe place on Discord for our members to talk with each other where we see hundreds of messages being sent every day</text:span></text:p>
        </text:list-item>
      </text:list>
      <text:p text:style-name="P15"/>
      <text:p text:style-name="P16"><text:span text:style-name="T2">09/2020 - 08/2023<text:tab/></text:span><text:span text:style-name="T3">Food Delivery Driver</text:span><text:span text:style-name="T2">, DoorDash - Bergen County, NJ</text:span></text:p>
      <text:list xml:id="list133218653885026" text:continue-numbering="true" text:style-name="WWNum3">
        <text:list-item>
          <text:p text:style-name="P9"><text:span text:style-name="T2">Completed over 800 deliveries with a 95% on time or early rating and a 4.9 star overall rating</text:span></text:p>
        </text:list-item>
        <text:list-item>
          <text:p text:style-name="P10"><text:span text:style-name="T2">Used problem solving to assess unfortunate situations and made personal sacrifices to ensure the customer's satisfaction</text:span></text:p>
        </text:list-item>
        <text:list-item>
          <text:p text:style-name="P11"><text:span text:style-name="T2">Maintained safety standards when safety was on everyone's mind</text:span></text:p>
        </text:list-item>
      </text:list>
      <text:p text:style-name="P17"/>
      <text:p text:style-name="P16"><text:span text:style-name="T2">01/2020 - 03/2020<text:tab/></text:span><text:span text:style-name="T3">Intern</text:span><text:span text:style-name="T2">, Boswell Engineering - South Hackensack, NJ</text:span></text:p>
      <text:list xml:id="list133218708016625" text:continue-numbering="true" text:style-name="WWNum3">
        <text:list-item>
          <text:p text:style-name="P9"><text:span text:style-name="T2">Sustained a workflow in a shared office while allowing others to use the space nearly 100% of the time</text:span></text:p>
        </text:list-item>
        <text:list-item>
          <text:p text:style-name="P10"><text:soft-page-break/><text:span text:style-name="T2">Kept an organized and efficient work area that was recognized by the owners of the company</text:span></text:p>
        </text:list-item>
        <text:list-item>
          <text:p text:style-name="P11"><text:span text:style-name="T2">Consistently surpassed weekly expectations within a day</text:span></text:p>
        </text:list-item>
      </text:list>
      <text:p text:style-name="P17"/>
      <text:p text:style-name="P16"><text:span text:style-name="T2">06/2018 - 08/2019<text:tab/></text:span><text:span text:style-name="T3">Swim Coach</text:span><text:span text:style-name="T2">, Woodcliff Lake Town Pool - Woodcliff Lake, NJ</text:span></text:p>
      <text:list xml:id="list133219072996174" text:continue-numbering="true" text:style-name="WWNum3">
        <text:list-item>
          <text:p text:style-name="P9"><text:span text:style-name="T2">Recognized as an excellent instructor by my employer, swimmers, and parents</text:span></text:p>
        </text:list-item>
        <text:list-item>
          <text:p text:style-name="P10"><text:span text:style-name="T2">Practiced skills with patience, leadership, and communication </text:span></text:p>
        </text:list-item>
        <text:list-item>
          <text:p text:style-name="P11"><text:span text:style-name="T2">Gained valuable teaching and problem solving while working with kids of all ages and swimming level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Helvetica Neue" fo:font-size="10pt" fo:language="en" fo:country="none" style:letter-kerning="false" style:font-name-asian="Helvetica Neue1" style:font-size-asian="10pt" style:language-asian="zh" style:country-asian="CN" style:font-name-complex="Helvetica Neue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Helvetica Neue" fo:font-size="10pt" fo:language="en" fo:country="none" style:letter-kerning="false" style:font-name-asian="Helvetica Neue1" style:font-size-asian="10pt" style:language-asian="zh" style:country-asian="CN" style:font-name-complex="Helvetica Neue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41" meta:word-count="356" meta:character-count="2114" meta:non-whitespace-character-count="1819"/>
    <meta:generator>LibreOfficeDev/6.0.5.2$Linux_X86_64 LibreOffice_project/</meta:generator>
  </office:meta>
</office:document-meta>
</file>